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15337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fill="solid" draw:fill-color="#ff3366" draw:textarea-horizontal-align="justify" draw:textarea-vertical-align="middle" draw:auto-grow-height="false" draw:shadow="hidden"/>
    </style:style>
    <style:style style:name="gr5" style:family="graphic" style:parent-style-name="standard">
      <style:graphic-properties draw:fill="solid" draw:fill-color="#23ff23" draw:textarea-horizontal-align="justify" draw:textarea-vertical-align="middle" draw:auto-grow-height="false" draw:shadow="hidden"/>
    </style:style>
    <style:style style:name="gr6" style:family="graphic" style:parent-style-name="standard">
      <style:graphic-properties draw:marker-end="Arrow" draw:marker-end-width="0.3cm" draw:textarea-horizontal-align="center" draw:textarea-vertical-align="middle" draw:shadow="hidden"/>
    </style:style>
    <style:style style:name="gr7" style:family="graphic" style:parent-style-name="standard">
      <style:graphic-properties draw:textarea-horizontal-align="center" draw:textarea-vertical-align="middle"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stroke="none" svg:stroke-color="#000000" draw:fill="none" draw:fill-color="#ffffff" draw:textarea-horizontal-align="left" draw:auto-grow-height="true" draw:auto-grow-width="false" fo:min-height="0.513cm" fo:min-width="7.014cm" draw:shadow="hidden"/>
    </style:style>
    <style:style style:name="gr10" style:family="graphic" style:parent-style-name="standard">
      <style:graphic-properties draw:fill="solid" draw:fill-color="#e6ff00" draw:textarea-horizontal-align="justify" draw:textarea-vertical-align="middle" draw:auto-grow-height="false" fo:min-height="0cm" fo:min-width="0cm" fo:wrap-option="no-wrap" draw:shadow="hidden"/>
    </style:style>
    <style:style style:name="pr1" style:family="presentation" style:parent-style-name="original-subtitle">
      <style:graphic-properties draw:fill="solid" draw:fill-color="#ffffff" draw:opacity="100%" draw:auto-grow-height="true" fo:min-height="3.5cm" draw:shadow="visible" draw:shadow-offset-x="0.2cm" draw:shadow-offset-y="0.2cm" draw:shadow-color="#808080" draw:shadow-opacity="100%"/>
    </style:style>
    <style:style style:name="pr2" style:family="presentation" style:parent-style-name="original-notes">
      <style:graphic-properties draw:fill-color="#ffffff" fo:min-height="11.159cm"/>
    </style:style>
    <style:style style:name="pr3" style:family="presentation" style:parent-style-name="original-title">
      <style:graphic-properties fo:min-height="1.75cm"/>
    </style:style>
    <style:style style:name="pr4" style:family="presentation" style:parent-style-name="original-outline1">
      <style:graphic-properties fo:min-height="14.479cm"/>
    </style:style>
    <style:style style:name="pr5" style:family="presentation" style:parent-style-name="original-title">
      <style:graphic-properties draw:auto-grow-height="true" fo:min-height="2.001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style:font-size-asian="24pt"/>
    </style:style>
    <style:style style:name="P5" style:family="paragraph">
      <style:text-properties fo:font-size="16pt" style:font-size-asian="16pt" style:font-size-complex="16pt"/>
    </style:style>
    <style:style style:name="T1" style:family="text">
      <style:text-properties fo:font-size="54pt" style:font-size-asian="54pt" style:font-size-complex="5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5.369cm" svg:x="2.1cm" svg:y="7.466cm" presentation:class="subtitle" presentation:user-transformed="true">
          <draw:text-box>
            <text:p><text:span text:style-name="T1">Activity /</text:span></text:p>
            <text:p><text:span text:style-name="T1">Service &amp; Notification</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Activity</text:p>
          </draw:text-box>
        </draw:frame>
        <draw:frame presentation:style-name="pr4" draw:layer="layout" svg:width="25.411cm" svg:height="14.649cm" svg:x="1.089cm" svg:y="4.271cm" presentation:class="outline" presentation:user-transformed="true">
          <draw:text-box>
            <text:list text:style-name="L3">
              <text:list-item>
                <text:p>アプリケーションの実体</text:p>
                <text:list>
                  <text:list-item>
                    <text:p>onCreate()がアプリケーションのエントリポイント</text:p>
                  </text:list-item>
                </text:list>
              </text:list-item>
              <text:list-item>
                <text:p>Interactiveで視覚的なインターフェース</text:p>
              </text:list-item>
              <text:list-item>
                <text:p>Avcivityにはウィンドウが割り当てられる</text:p>
                <text:list>
                  <text:list-item>
                    <text:p>ウィンドウのコンテンツはViewの階層として提供される</text:p>
                  </text:list-item>
                </text:list>
              </text:list-item>
              <text:list-item>
                <text:p>1つのアプリケーションに複数のActivityが存在してもよい</text:p>
                <text:list>
                  <text:list-item>
                    <text:p>各activityはそれぞれ独立している</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Activity)</text:p>
          </draw:text-box>
        </draw:frame>
        <draw:custom-shape draw:style-name="gr2" draw:text-style-name="P3" draw:id="id1" draw:layer="layout" svg:width="3.3cm" svg:height="1cm" svg:x="11.6cm" svg:y="4.4cm">
          <text:p text:style-name="P2"><text:span text:style-name="T2">Activity</text:span></text:p>
          <text:p text:style-name="P2"><text:span text:style-name="T2">star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2" draw:layer="layout" svg:width="4.5cm" svg:height="1cm" svg:x="11cm" svg:y="6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3" draw:layer="layout" svg:width="4.5cm" svg:height="1cm" svg:x="11cm" svg:y="7.7cm">
          <text:p text:style-name="P2"><text:span text:style-name="T2">onStart()</text:span></text:p>
          <draw:enhanced-geometry svg:viewBox="0 0 21600 21600" draw:glue-points="10800 0 0 10800 10800 21600 21600 10800" draw:type="flowchart-process" draw:enhanced-path="M 0 0 L 21600 0 21600 21600 0 21600 0 0 Z N"/>
        </draw:custom-shape>
        <draw:custom-shape draw:style-name="gr3" draw:text-style-name="P3" draw:id="id5" draw:layer="layout" svg:width="4.5cm" svg:height="1cm" svg:x="11.002cm" svg:y="9.506cm">
          <text:p text:style-name="P2"><text:span text:style-name="T2">onResume()</text:span></text:p>
          <draw:enhanced-geometry svg:viewBox="0 0 21600 21600" draw:glue-points="10800 0 0 10800 10800 21600 21600 10800" draw:type="flowchart-process" draw:enhanced-path="M 0 0 L 21600 0 21600 21600 0 21600 0 0 Z N"/>
        </draw:custom-shape>
        <draw:custom-shape draw:style-name="gr3" draw:text-style-name="P3" draw:id="id7" draw:layer="layout" svg:width="4.5cm" svg:height="1cm" svg:x="11cm" svg:y="13cm">
          <text:p text:style-name="P2"><text:span text:style-name="T2">onPaus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8" draw:layer="layout" svg:width="4.5cm" svg:height="1cm" svg:x="11cm" svg:y="14.702cm">
          <text:p text:style-name="P2"><text:span text:style-name="T2">onStop()</text:span></text:p>
          <draw:enhanced-geometry svg:viewBox="0 0 21600 21600" draw:glue-points="10800 0 0 10800 10800 21600 21600 10800" draw:type="flowchart-process" draw:enhanced-path="M 0 0 L 21600 0 21600 21600 0 21600 0 0 Z N"/>
        </draw:custom-shape>
        <draw:custom-shape draw:style-name="gr3" draw:text-style-name="P3" draw:id="id9" draw:layer="layout" svg:width="4.5cm" svg:height="1.031cm" svg:x="11cm" svg:y="16.5cm">
          <text:p text:style-name="P2"><text:span text:style-name="T2">onDestroy()</text:span></text:p>
          <draw:enhanced-geometry svg:viewBox="0 0 21600 21600" draw:glue-points="10800 0 0 10800 10800 21600 21600 10800" draw:type="flowchart-process" draw:enhanced-path="M 0 0 L 21600 0 21600 21600 0 21600 0 0 Z N"/>
        </draw:custom-shape>
        <draw:custom-shape draw:style-name="gr4" draw:text-style-name="P3" draw:id="id11" draw:layer="layout" svg:width="3cm" svg:height="1.17cm" svg:x="6cm" svg:y="8.5cm">
          <text:p text:style-name="P2"><text:span text:style-name="T2">Process is</text:span></text:p>
          <text:p text:style-name="P2"><text:span text:style-name="T2">kill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3" draw:id="id6" draw:layer="layout" svg:width="3cm" svg:height="1cm" svg:x="11.748cm" svg:y="11.3cm">
          <text:p text:style-name="P2"><text:span text:style-name="T2">Activity is</text:span></text:p>
          <text:p text:style-name="P2"><text:span text:style-name="T2">runn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0" draw:layer="layout" svg:width="3.5cm" svg:height="1cm" svg:x="11.5cm" svg:y="18.2cm">
          <text:p text:style-name="P2"><text:span text:style-name="T2">Activity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13.249cm" svg:y1="5.4cm" svg:x2="13.249cm" svg:y2="6cm" draw:start-shape="id1" draw:start-glue-point="6" draw:end-shape="id2" draw:end-glue-point="4" svg:d="m13249 5400v600">
          <text:p/>
        </draw:connector>
        <draw:connector draw:style-name="gr6" draw:text-style-name="P2" draw:layer="layout" svg:x1="13.249cm" svg:y1="7cm" svg:x2="13.249cm" svg:y2="7.7cm" draw:start-shape="id2" draw:start-glue-point="6" draw:end-shape="id3" draw:end-glue-point="4" svg:d="m13249 7000v700">
          <text:p/>
        </draw:connector>
        <draw:custom-shape draw:style-name="gr3" draw:text-style-name="P3" draw:id="id4" draw:layer="layout" svg:width="4.5cm" svg:height="1cm" svg:x="17.649cm" svg:y="7.7cm">
          <text:p text:style-name="P2"><text:span text:style-name="T2">onStart()</text:span></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7.649cm" svg:y1="8.2cm" svg:x2="15.5cm" svg:y2="8.199cm" draw:start-shape="id4" draw:end-shape="id3" draw:end-glue-point="7" svg:d="m17649 8200h-1074v-1h-1075">
          <text:p/>
        </draw:connector>
        <draw:connector draw:style-name="gr6" draw:text-style-name="P2" draw:layer="layout" svg:x1="13.249cm" svg:y1="8.7cm" svg:x2="13.251cm" svg:y2="9.506cm" draw:start-shape="id3" draw:start-glue-point="6" draw:end-shape="id5" draw:end-glue-point="4" svg:d="m13249 8700v404h2v402">
          <text:p/>
        </draw:connector>
        <draw:connector draw:style-name="gr6" draw:text-style-name="P2" draw:layer="layout" svg:x1="13.251cm" svg:y1="10.506cm" svg:x2="13.247cm" svg:y2="11.3cm" draw:start-shape="id5" draw:start-glue-point="6" draw:end-shape="id6" draw:end-glue-point="4" svg:d="m13251 10506v398h-4v396">
          <text:p/>
        </draw:connector>
        <draw:connector draw:style-name="gr6" draw:text-style-name="P2" draw:layer="layout" svg:x1="13.247cm" svg:y1="12.3cm" svg:x2="13.249cm" svg:y2="13cm" draw:start-shape="id6" draw:start-glue-point="6" draw:end-shape="id7" draw:end-glue-point="4" svg:d="m13247 12300v351h2v349">
          <text:p/>
        </draw:connector>
        <draw:connector draw:style-name="gr6" draw:text-style-name="P2" draw:layer="layout" svg:x1="13.249cm" svg:y1="14cm" svg:x2="13.249cm" svg:y2="14.702cm" draw:start-shape="id7" draw:start-glue-point="6" draw:end-shape="id8" draw:end-glue-point="4" svg:d="m13249 14000v702">
          <text:p/>
        </draw:connector>
        <draw:connector draw:style-name="gr6" draw:text-style-name="P2" draw:layer="layout" svg:x1="13.249cm" svg:y1="15.702cm" svg:x2="13.249cm" svg:y2="16.5cm" draw:start-shape="id8" draw:start-glue-point="6" draw:end-shape="id9" draw:end-glue-point="4" svg:d="m13249 15702v798">
          <text:p/>
        </draw:connector>
        <draw:connector draw:style-name="gr6" draw:text-style-name="P2" draw:layer="layout" svg:x1="13.249cm" svg:y1="17.531cm" svg:x2="13.249cm" svg:y2="18.2cm" draw:start-shape="id9" draw:start-glue-point="6" draw:end-shape="id10" draw:end-glue-point="4" svg:d="m13249 17531v669">
          <text:p/>
        </draw:connector>
        <draw:connector draw:style-name="gr6" draw:text-style-name="P2" draw:layer="layout" svg:x1="15.5cm" svg:y1="13.499cm" svg:x2="15.502cm" svg:y2="10.005cm" draw:start-shape="id7" draw:start-glue-point="7" draw:end-shape="id5" draw:end-glue-point="7" svg:d="m15500 13499h504v-3494h-502">
          <text:p/>
        </draw:connector>
        <draw:connector draw:style-name="gr6" draw:text-style-name="P2" draw:layer="layout" svg:x1="11cm" svg:y1="13.499cm" svg:x2="7.499cm" svg:y2="9.67cm" draw:start-shape="id7" draw:start-glue-point="5" draw:end-shape="id11" draw:end-glue-point="6" svg:d="m11000 13499h-3501v-3829">
          <text:p/>
        </draw:connector>
        <draw:connector draw:style-name="gr6" draw:text-style-name="P2" draw:layer="layout" svg:x1="11cm" svg:y1="15.201cm" svg:x2="7.499cm" svg:y2="9.67cm" draw:start-shape="id8" draw:start-glue-point="5" draw:end-shape="id11" draw:end-glue-point="6" svg:d="m11000 15201h-3501v-5531">
          <text:p/>
        </draw:connector>
        <draw:connector draw:style-name="gr6" draw:text-style-name="P2" draw:layer="layout" svg:x1="15.5cm" svg:y1="15.201cm" svg:x2="19.898cm" svg:y2="8.7cm" draw:start-shape="id8" draw:start-glue-point="7" draw:end-shape="id4" draw:end-glue-point="6" svg:d="m15500 15201h4398v-6501">
          <text:p/>
        </draw:connector>
        <draw:connector draw:style-name="gr6" draw:text-style-name="P2" draw:layer="layout" svg:x1="7.499cm" svg:y1="8.5cm" svg:x2="11cm" svg:y2="6.499cm" draw:start-shape="id11" draw:start-glue-point="4" draw:end-shape="id2" draw:end-glue-point="5" svg:d="m7499 8500v-2001h3501">
          <text:p/>
        </draw:connector>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Service</text:p>
          </draw:text-box>
        </draw:frame>
        <draw:frame presentation:style-name="pr4" draw:layer="layout" svg:width="25.411cm" svg:height="14.479cm" svg:x="1.089cm" svg:y="4.271cm" presentation:class="outline">
          <draw:text-box>
            <text:list text:style-name="L3">
              <text:list-item>
                <text:p>バックグラウンドで実行されるプロセス</text:p>
              </text:list-item>
              <text:list-item>
                <text:p>画面を占有しない</text:p>
              </text:list-item>
              <text:list-item>
                <text:p>startSerive()でサービスを開始する</text:p>
              </text:list-item>
              <text:list-item>
                <text:p>bindService()で実行中のサービスに接続することもできる</text:p>
                <text:list>
                  <text:list-item>
                    <text:p>例として，音楽再生のServiceがあるとしたら，再生を実行中のServiceにアプリケーションから接続すると，一時停止や巻き戻しなどの操作ができる</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3T19">
        <office:forms form:automatic-focus="false" form:apply-design-mode="false"/>
        <draw:frame presentation:style-name="pr5" draw:layer="layout" svg:width="20.5cm" svg:height="2.393cm" svg:x="3.7cm" svg:y="0.804cm" presentation:class="title" presentation:user-transformed="true">
          <draw:text-box>
            <text:p>ライフサイクル(Service)</text:p>
          </draw:text-box>
        </draw:frame>
        <draw:custom-shape draw:style-name="gr2" draw:text-style-name="P3" draw:id="id12" draw:layer="layout" svg:width="3.5cm" svg:height="1.6cm" svg:x="7.1cm" svg:y="5cm">
          <text:p text:style-name="P2"><text:span text:style-name="T2">Service is</text:span></text:p>
          <text:p text:style-name="P2"><text:span text:style-name="T2">started by</text:span></text:p>
          <text:p text:style-name="P2"><text:span text:style-name="T2">startServi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3" draw:layer="layout" svg:width="4.5cm" svg:height="1cm" svg:x="6.6cm" svg:y="7.3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14" draw:layer="layout" svg:width="4.5cm" svg:height="1cm" svg:x="6.6cm" svg:y="9cm">
          <text:p text:style-name="P2"><text:span text:style-name="T2">onStart()</text:span></text:p>
          <draw:enhanced-geometry svg:viewBox="0 0 21600 21600" draw:glue-points="10800 0 0 10800 10800 21600 21600 10800" draw:type="flowchart-process" draw:enhanced-path="M 0 0 L 21600 0 21600 21600 0 21600 0 0 Z N"/>
        </draw:custom-shape>
        <draw:custom-shape draw:style-name="gr3" draw:text-style-name="P3" draw:id="id16" draw:layer="layout" svg:width="4.5cm" svg:height="1cm" svg:x="6.6cm" svg:y="15.6cm">
          <text:p text:style-name="P2"><text:span text:style-name="T2">onDestroy()</text:span></text:p>
          <draw:enhanced-geometry svg:viewBox="0 0 21600 21600" draw:glue-points="10800 0 0 10800 10800 21600 21600 10800" draw:type="flowchart-process" draw:enhanced-path="M 0 0 L 21600 0 21600 21600 0 21600 0 0 Z N"/>
        </draw:custom-shape>
        <draw:custom-shape draw:style-name="gr5" draw:text-style-name="P3" draw:id="id15" draw:layer="layout" svg:width="3.5cm" svg:height="1.5cm" svg:x="7.1cm" svg:y="10.8cm">
          <text:p text:style-name="P2"><text:span text:style-name="T2">Service is</text:span></text:p>
          <text:p text:style-name="P2"><text:span text:style-name="T2">runn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7" draw:layer="layout" svg:width="3.5cm" svg:height="1.5cm" svg:x="7.1cm" svg:y="17.5cm">
          <text:p text:style-name="P2"><text:span text:style-name="T2">Service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8.849cm" svg:y1="6.598cm" svg:x2="8.849cm" svg:y2="7.3cm" draw:start-shape="id12" draw:start-glue-point="6" draw:end-shape="id13" draw:end-glue-point="4" svg:d="m8849 6598v702">
          <text:p/>
        </draw:connector>
        <draw:connector draw:style-name="gr6" draw:text-style-name="P2" draw:layer="layout" svg:x1="8.849cm" svg:y1="8.3cm" svg:x2="8.849cm" svg:y2="9cm" draw:start-shape="id13" draw:start-glue-point="6" draw:end-shape="id14" draw:end-glue-point="4" svg:d="m8849 8300v700">
          <text:p/>
        </draw:connector>
        <draw:connector draw:style-name="gr6" draw:text-style-name="P2" draw:layer="layout" svg:x1="8.849cm" svg:y1="10cm" svg:x2="8.849cm" svg:y2="10.8cm" draw:start-shape="id14" draw:start-glue-point="6" draw:end-shape="id15" draw:end-glue-point="4" svg:d="m8849 10000v800">
          <text:p/>
        </draw:connector>
        <draw:connector draw:style-name="gr6" draw:text-style-name="P2" draw:layer="layout" svg:x1="8.849cm" svg:y1="12.3cm" svg:x2="8.849cm" svg:y2="15.6cm" draw:start-shape="id15" draw:start-glue-point="6" draw:end-shape="id16" draw:end-glue-point="4" svg:d="m8849 12300v3300">
          <text:p/>
        </draw:connector>
        <draw:connector draw:style-name="gr6" draw:text-style-name="P2" draw:layer="layout" svg:x1="8.849cm" svg:y1="16.6cm" svg:x2="8.849cm" svg:y2="17.5cm" draw:start-shape="id16" draw:start-glue-point="6" draw:end-shape="id17" draw:end-glue-point="4" svg:d="m8849 16600v900">
          <text:p/>
        </draw:connector>
        <draw:custom-shape draw:style-name="gr2" draw:text-style-name="P3" draw:id="id18" draw:layer="layout" svg:width="3.5cm" svg:height="1.6cm" svg:x="15cm" svg:y="5cm">
          <text:p text:style-name="P2"><text:span text:style-name="T2">Service is</text:span></text:p>
          <text:p text:style-name="P2"><text:span text:style-name="T2">started by</text:span></text:p>
          <text:p text:style-name="P2"><text:span text:style-name="T2">bindServi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9" draw:layer="layout" svg:width="4.5cm" svg:height="1cm" svg:x="14.5cm" svg:y="7.3cm">
          <text:p text:style-name="P2"><text:span text:style-name="T2">onCre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3" draw:id="id20" draw:layer="layout" svg:width="4.5cm" svg:height="1cm" svg:x="14.5cm" svg:y="9cm">
          <text:p text:style-name="P2"><text:span text:style-name="T2">onBind()</text:span></text:p>
          <draw:enhanced-geometry svg:viewBox="0 0 21600 21600" draw:glue-points="10800 0 0 10800 10800 21600 21600 10800" draw:type="flowchart-process" draw:enhanced-path="M 0 0 L 21600 0 21600 21600 0 21600 0 0 Z N"/>
        </draw:custom-shape>
        <draw:custom-shape draw:style-name="gr3" draw:text-style-name="P3" draw:id="id21" draw:layer="layout" svg:width="4.5cm" svg:height="1cm" svg:x="14.5cm" svg:y="13.5cm">
          <text:p text:style-name="P2"><text:span text:style-name="T2">onUnbind()</text:span></text:p>
          <draw:enhanced-geometry svg:viewBox="0 0 21600 21600" draw:glue-points="10800 0 0 10800 10800 21600 21600 10800" draw:type="flowchart-process" draw:enhanced-path="M 0 0 L 21600 0 21600 21600 0 21600 0 0 Z N"/>
        </draw:custom-shape>
        <draw:custom-shape draw:style-name="gr4" draw:text-style-name="P3" draw:id="id23" draw:layer="layout" svg:width="3.5cm" svg:height="1.5cm" svg:x="15cm" svg:y="17.5cm">
          <text:p text:style-name="P2"><text:span text:style-name="T2">Service is</text:span></text:p>
          <text:p text:style-name="P2"><text:span text:style-name="T2">shut dow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2" draw:layer="layout" svg:x1="16.749cm" svg:y1="6.598cm" svg:x2="16.749cm" svg:y2="7.3cm" draw:start-shape="id18" draw:start-glue-point="6" draw:end-shape="id19" draw:end-glue-point="4" svg:d="m16749 6598v702">
          <text:p/>
        </draw:connector>
        <draw:connector draw:style-name="gr6" draw:text-style-name="P2" draw:layer="layout" svg:x1="16.749cm" svg:y1="8.3cm" svg:x2="16.749cm" svg:y2="9cm" draw:start-shape="id19" draw:start-glue-point="6" draw:end-shape="id20" draw:end-glue-point="4" svg:d="m16749 8300v700">
          <text:p/>
        </draw:connector>
        <draw:connector draw:style-name="gr6" draw:text-style-name="P2" draw:layer="layout" svg:x1="16.749cm" svg:y1="10cm" svg:x2="16.749cm" svg:y2="13.5cm" draw:start-shape="id20" draw:start-glue-point="6" draw:end-shape="id21" draw:end-glue-point="4" svg:d="m16749 10000v3500">
          <text:p/>
        </draw:connector>
        <draw:connector draw:style-name="gr6" draw:text-style-name="P2" draw:layer="layout" svg:x1="16.749cm" svg:y1="16.5cm" svg:x2="16.749cm" svg:y2="17.5cm" draw:start-shape="id22" draw:start-glue-point="6" draw:end-shape="id23" draw:end-glue-point="4" svg:d="m16749 16500v1000">
          <text:p/>
        </draw:connector>
        <draw:custom-shape draw:style-name="gr3" draw:text-style-name="P3" draw:id="id22" draw:layer="layout" svg:width="4.5cm" svg:height="1cm" svg:x="14.5cm" svg:y="15.5cm">
          <text:p text:style-name="P2"><text:span text:style-name="T2">onDestroy()</text:span></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6.749cm" svg:y1="14.5cm" svg:x2="16.749cm" svg:y2="15.5cm" draw:start-shape="id21" draw:start-glue-point="6" draw:end-shape="id22" draw:end-glue-point="4" svg:d="m16749 14500v1000">
          <text:p/>
        </draw:connector>
        <draw:custom-shape draw:style-name="gr3" draw:text-style-name="P3" draw:id="id24" draw:layer="layout" svg:width="4.5cm" svg:height="1cm" svg:x="18.912cm" svg:y="11.509cm">
          <text:p text:style-name="P2"><text:span text:style-name="T2">onUnbind()</text:span></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21.161cm" svg:y1="11.509cm" svg:x2="16.818cm" svg:y2="11.003cm" draw:start-shape="id24" draw:start-glue-point="4" svg:d="m21161 11509v-503h-4343v-3">
          <text:p/>
        </draw:connector>
        <draw:connector draw:style-name="gr6" draw:text-style-name="P2" draw:layer="layout" svg:x1="19cm" svg:y1="13.999cm" svg:x2="21.161cm" svg:y2="12.509cm" draw:start-shape="id21" draw:start-glue-point="7" draw:end-shape="id24" draw:end-glue-point="6" svg:d="m19000 13999h2161v-1490">
          <text:p/>
        </draw:connector>
        <presentation:notes draw:style-name="dp2">
          <draw:page-thumbnail draw:style-name="gr1"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プロセスとスレッド</text:p>
          </draw:text-box>
        </draw:frame>
        <draw:frame presentation:style-name="pr4" draw:layer="layout" svg:width="25.411cm" svg:height="14.479cm" svg:x="1.089cm" svg:y="4.271cm" presentation:class="outline">
          <draw:text-box>
            <text:list text:style-name="L3">
              <text:list-item>
                <text:p>デフォルトでは，アプリケーション1つに対して，Linuxプロセスを1つの実行スレッドで開始する</text:p>
                <text:list>
                  <text:list-item>
                    <text:p>ただし，他のプロセスで実行されるようにしたり，スレッドを追加したりすることが可能</text:p>
                  </text:list-item>
                </text:list>
              </text:list-item>
              <text:list-item>
                <text:p>onCreate()とかView.onKeyDown()とかは，必ずプロセスのメインスレッドで実行される</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3" draw:layer="layout" svg:width="20.5cm" svg:height="2.33cm" svg:x="3.7cm" svg:y="0.835cm" presentation:class="title">
          <draw:text-box>
            <text:p>スレッド</text:p>
          </draw:text-box>
        </draw:frame>
        <draw:frame presentation:style-name="pr4" draw:layer="layout" svg:width="25.411cm" svg:height="14.479cm" svg:x="1.089cm" svg:y="4.271cm" presentation:class="outline" presentation:user-transformed="true">
          <draw:text-box>
            <text:list text:style-name="L3">
              <text:list-item>
                <text:p>時間のかかる処理などは別のスレッドを割り当てて処理をするべき</text:p>
                <text:list>
                  <text:list-item>
                    <text:p>メインスレッドがキー操作などを受け付けられないと操作性が悪くなる</text:p>
                  </text:list-item>
                </text:list>
              </text:list-item>
              <text:list-item>
                <text:p>スレッドはJava標準のThreadで作成</text:p>
                <text:list>
                  <text:list-item>
                    <text:p>Android特有のスレッド管理のためのクラス</text:p>
                    <text:list>
                      <text:list-item>
                        <text:p>Looper スレッド内でメッセージループを実行</text:p>
                      </text:list-item>
                      <text:list-item>
                        <text:p>Handler メッセージを処理する</text:p>
                      </text:list-item>
                      <text:list-item>
                        <text:p>HandlerThread メッセージループでスレッドを設定</text:p>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3T19">
        <office:forms form:automatic-focus="false" form:apply-design-mode="false"/>
        <draw:frame presentation:style-name="pr5" draw:layer="layout" svg:width="20.5cm" svg:height="2.33cm" svg:x="3.7cm" svg:y="0.835cm" presentation:class="title">
          <draw:text-box>
            <text:p>スレッド</text:p>
          </draw:text-box>
        </draw:frame>
        <draw:rect draw:style-name="gr7" draw:text-style-name="P2" draw:layer="layout" svg:width="4.5cm" svg:height="11cm" svg:x="7.5cm" svg:y="7cm">
          <text:p text:style-name="P2">MainThread</text:p>
        </draw:rect>
        <draw:rect draw:style-name="gr7" draw:text-style-name="P2" draw:layer="layout" svg:width="4.5cm" svg:height="6.5cm" svg:x="20cm" svg:y="8.5cm">
          <text:p text:style-name="P2">SubThread</text:p>
        </draw:rect>
        <draw:line draw:style-name="gr6" draw:text-style-name="P2" draw:layer="layout" svg:x1="4cm" svg:y1="7cm" svg:x2="7.5cm" svg:y2="7cm">
          <text:p/>
        </draw:line>
        <draw:frame draw:style-name="gr8" draw:layer="layout" svg:width="2.547cm" svg:height="0.963cm" svg:x="3.447cm" svg:y="7.897cm">
          <draw:text-box>
            <text:p>onStart</text:p>
          </draw:text-box>
        </draw:frame>
        <draw:frame draw:style-name="gr8" draw:layer="layout" svg:width="3.106cm" svg:height="0.963cm" svg:x="3.5cm" svg:y="6.121cm">
          <draw:text-box>
            <text:p>onCreate</text:p>
          </draw:text-box>
        </draw:frame>
        <draw:line draw:style-name="gr6" draw:text-style-name="P2" draw:layer="layout" svg:x1="3.948cm" svg:y1="8.964cm" svg:x2="7.448cm" svg:y2="8.964cm">
          <text:p/>
        </draw:line>
        <draw:frame draw:style-name="gr8" draw:layer="layout" svg:width="5.383cm" svg:height="0.963cm" svg:x="2.117cm" svg:y="11.037cm">
          <draw:text-box>
            <text:p>View.onKeyDown</text:p>
          </draw:text-box>
        </draw:frame>
        <draw:line draw:style-name="gr6" draw:text-style-name="P2" draw:layer="layout" svg:x1="3.912cm" svg:y1="12.127cm" svg:x2="7.412cm" svg:y2="12.127cm">
          <text:p/>
        </draw:line>
        <draw:line draw:style-name="gr6" draw:text-style-name="P2" draw:layer="layout" svg:x1="12cm" svg:y1="8.5cm" svg:x2="20cm" svg:y2="8.5cm">
          <text:p/>
        </draw:line>
        <draw:frame draw:style-name="gr8" draw:layer="layout" svg:width="3.33cm" svg:height="0.963cm" svg:x="13.059cm" svg:y="7.523cm">
          <draw:text-box>
            <text:p><text:span text:style-name="T3">Thread.r</text:span>un</text:p>
          </draw:text-box>
        </draw:frame>
        <draw:line draw:style-name="gr6" draw:text-style-name="P2" draw:layer="layout" svg:x1="12cm" svg:y1="9.9cm" svg:x2="20cm" svg:y2="9.9cm">
          <text:p/>
        </draw:line>
        <draw:frame draw:style-name="gr9" draw:text-style-name="P5" draw:layer="layout" svg:width="7.514cm" svg:height="0.882cm" svg:x="12cm" svg:y="8.9cm">
          <draw:text-box>
            <text:p><text:span text:style-name="T3">Handle.post (Runnable)</text:span></text:p>
          </draw:text-box>
        </draw:frame>
        <draw:line draw:style-name="gr6" draw:text-style-name="P2" draw:layer="layout" svg:x1="12cm" svg:y1="11.998cm" svg:x2="20cm" svg:y2="12cm">
          <text:p/>
        </draw:line>
        <draw:frame draw:style-name="gr8" draw:text-style-name="P5" draw:layer="layout" svg:width="5.959cm" svg:height="1.513cm" svg:x="12.2cm" svg:y="10.337cm">
          <draw:text-box>
            <text:p><text:span text:style-name="T3">Handle.sendMessage</text:span></text:p>
            <text:p><text:span text:style-name="T3">(Message)</text:span></text:p>
          </draw:text-box>
        </draw:frame>
        <draw:rect draw:style-name="gr7" draw:text-style-name="P2" draw:layer="layout" svg:width="3cm" svg:height="1cm" svg:x="10.5cm" svg:y="14.5cm">
          <text:p text:style-name="P2">join</text:p>
        </draw:rect>
        <draw:line draw:style-name="gr6" draw:text-style-name="P2" draw:layer="layout" svg:x1="20cm" svg:y1="15cm" svg:x2="13.5cm" svg:y2="15cm">
          <text:p/>
        </draw:line>
        <draw:frame draw:style-name="gr8" draw:layer="layout" svg:width="3.563cm" svg:height="0.963cm" svg:x="3.473cm" svg:y="9.314cm">
          <draw:text-box>
            <text:p>onResume</text:p>
          </draw:text-box>
        </draw:frame>
        <draw:line draw:style-name="gr6" draw:text-style-name="P2" draw:layer="layout" svg:x1="3.974cm" svg:y1="10.381cm" svg:x2="7.474cm" svg:y2="10.381cm">
          <text:p/>
        </draw:line>
        <draw:custom-shape draw:style-name="gr10" draw:text-style-name="P2" draw:layer="layout" svg:width="9.5cm" svg:height="2cm" svg:x="12.5cm" svg:y="16.5cm">
          <text:p text:style-name="P2">ほんとはMainThreadで</text:p>
          <text:p text:style-name="P2">ブロックしちゃイカンと思うけど</text:p>
          <draw:enhanced-geometry svg:viewBox="0 0 21600 21600" draw:text-areas="800 800 20800 20800" draw:type="round-rectangular-callout" draw:modifiers="1300.41048310704 -7869.26536731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Notification</text:p>
          </draw:text-box>
        </draw:frame>
        <draw:frame presentation:style-name="pr4" draw:layer="layout" svg:width="25.411cm" svg:height="14.691cm" svg:x="1.089cm" svg:y="4.271cm" presentation:class="outline" presentation:user-transformed="true">
          <draw:text-box>
            <text:list text:style-name="L3">
              <text:list-item>
                <text:p>ユーザへの通知</text:p>
                <text:list>
                  <text:list-item>
                    <text:p>通知内容は下記の4つ</text:p>
                    <text:list>
                      <text:list-item>
                        <text:p>アイコン</text:p>
                      </text:list-item>
                      <text:list-item>
                        <text:p>タイトル</text:p>
                      </text:list-item>
                      <text:list-item>
                        <text:p>内容</text:p>
                      </text:list-item>
                      <text:list-item>
                        <text:p>発生時間</text:p>
                      </text:list-item>
                    </text:list>
                  </text:list-item>
                </text:list>
              </text:list-item>
              <text:list-item>
                <text:p>Serviceからユーザへの通知などで使う</text:p>
              </text:list-item>
              <text:list-item>
                <text:p>ステータスバーに通知アイコンを表示する</text:p>
                <text:list>
                  <text:list-item>
                    <text:p>ステータスバーを”引っ張る”と通知ウインドウが開く</text:p>
                  </text:list-item>
                  <text:list-item>
                    <text:p>通知ウインドウで選択したときの動作を登録可能</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3" draw:layer="layout" svg:width="20.5cm" svg:height="2.194cm" svg:x="3.7cm" svg:y="0.903cm" presentation:class="title" presentation:user-transformed="true">
          <draw:text-box>
            <text:p>Notification</text:p>
          </draw:text-box>
        </draw:frame>
        <draw:frame presentation:style-name="pr4" draw:layer="layout" svg:width="25.411cm" svg:height="15.347cm" svg:x="1.089cm" svg:y="4.271cm" presentation:class="outline" presentation:user-transformed="true">
          <draw:text-box>
            <text:list text:style-name="L3">
              <text:list-item>
                <text:p>Serviceは，直接Activityを起動すべきではない</text:p>
                <text:list>
                  <text:list-item>
                    <text:p>その代わりに，Notificationで通知すべき</text:p>
                  </text:list-item>
                </text:list>
              </text:list-item>
              <text:list-item>
                <text:p>Serviceからしか利用できない，というわけではない</text:p>
              </text:list-item>
              <text:list-item>
                <text:p>NotificationからIntentを発行することによりActivityの起動などができる</text:p>
              </text:list-item>
              <text:list-item>
                <text:p>通知登録はAndroid System ServiceのNotificationManagerに登録する</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ky" xlink:href="Pictures/100000000000005E0000005E71533790.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ky"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100%" draw:textarea-horizontal-align="center" draw:textarea-vertical-align="middle" draw:shadow="visible" draw:shadow-opacity="10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3cm" svg:x="1cm" svg:y="4.2cm">
        <text:p/>
      </draw:rect>
      <draw:rect presentation:style-name="Mpr1" draw:text-style-name="MP3" draw:layer="backgroundobjects" svg:width="21.994cm" svg:height="2.5cm" svg:x="3cm" svg:y="0.8cm">
        <text:p/>
      </draw:rect>
      <draw:frame presentation:style-name="original-title" draw:layer="backgroundobjects" svg:width="20.5cm" svg:height="2cm" svg:x="3.7cm" svg:y="1cm" presentation:class="title" presentation:placeholder="true">
        <draw:text-box draw:corner-radius="0.001cm"/>
      </draw:frame>
      <draw:frame presentation:style-name="original-outline1" draw:layer="backgroundobjects" svg:width="25.411cm" svg:height="14.729cm" svg:x="1.089cm" svg:y="4.271cm" presentation:class="outline" presentation:placeholder="true">
        <draw:text-box draw:corner-radius="0.01cm"/>
      </draw:frame>
      <draw:frame draw:style-name="Mgr3" draw:text-style-name="MP4" draw:layer="backgroundobjects" svg:width="2.006cm" svg:height="1.309cm" svg:x="12.18cm" svg:y="19.717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1-02-24T23:26:42.39</dc:date>
    <dc:creator>ryo</dc:creator>
    <meta:editing-duration>PT83H37M17S</meta:editing-duration>
    <meta:editing-cycles>30</meta:editing-cycles>
    <meta:document-statistic meta:object-count="122"/>
  </office:meta>
</office:document-meta>
</file>